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syncReturnValueHandler.isAsyncReturnValue( Object returnValue ,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yncReturnValueHandler.handleReturnValue( @ Nullable Object returnValue , MethodParameter returnType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